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'react';</text:p>
      <text:p text:style-name="Standard">import {</text:p>
      <text:p text:style-name="Standard"><text:s text:c="2"/>View,</text:p>
      <text:p text:style-name="Standard"><text:s text:c="2"/>Text,</text:p>
      <text:p text:style-name="Standard"><text:s text:c="2"/>StyleSheet,</text:p>
      <text:p text:style-name="Standard"><text:s text:c="2"/>SafeAreaView,</text:p>
      <text:p text:style-name="Standard"><text:s text:c="2"/>ScrollView,</text:p>
      <text:p text:style-name="Standard"><text:s text:c="2"/>ActivityIndicator,</text:p>
      <text:p text:style-name="Standard"><text:s text:c="2"/>RefreshControl,</text:p>
      <text:p text:style-name="Standard"><text:s text:c="2"/>Alert,</text:p>
      <text:p text:style-name="Standard">} from 'react-native';</text:p>
      <text:p text:style-name="Standard">import { useNavigation } from '@react-navigation/native';</text:p>
      <text:p text:style-name="Standard">import { api } from '../api/apiClient'; // ✅ Axios instance with baseURL</text:p>
      <text:p text:style-name="Standard">import type { NativeStackNavigationProp } from '@react-navigation/native-stack';</text:p>
      <text:p text:style-name="Standard">import type { RootStackParamList } from '../types/navigation'; // ✅ Optional navigation types</text:p>
      <text:p text:style-name="Standard">import { COLORS } from '../constants/colors'; // ✅ Centralized color palette (optional)</text:p>
      <text:p text:style-name="Standard"/>
      <text:p text:style-name="Standard">const ScreenName = () =&gt; {</text:p>
      <text:p text:style-name="Standard"><text:s text:c="2"/>const navigation = useNavigation&lt;NativeStackNavigationProp&lt;RootStackParamList&gt;&gt;();</text:p>
      <text:p text:style-name="Standard"><text:s text:c="2"/>const [loading, setLoading] = useState(true);</text:p>
      <text:p text:style-name="Standard"><text:s text:c="2"/>const [refreshing, setRefreshing] = useState(false);</text:p>
      <text:p text:style-name="Standard"><text:s text:c="2"/>const [data, setData] = useState&lt;any&gt;(null);</text:p>
      <text:p text:style-name="Standard"/>
      <text:p text:style-name="Standard"><text:s text:c="2"/>useEffect(() =&gt; {</text:p>
      <text:p text:style-name="Standard"><text:s text:c="4"/>fetchData();</text:p>
      <text:p text:style-name="Standard"><text:s text:c="2"/>}, []);</text:p>
      <text:p text:style-name="Standard"/>
      <text:p text:style-name="Standard"><text:s text:c="2"/>const fetchData = async () =&gt; {</text:p>
      <text:p text:style-name="Standard"><text:s text:c="4"/>try {</text:p>
      <text:p text:style-name="Standard"><text:s text:c="6"/>setLoading(true);</text:p>
      <text:p text:style-name="Standard"><text:s text:c="6"/>const res = await api.get('/your-endpoint');</text:p>
      <text:p text:style-name="Standard"><text:s text:c="6"/>if (res.data.success) {</text:p>
      <text:p text:style-name="Standard"><text:s text:c="8"/>setData(res.data.data);</text:p>
      <text:p text:style-name="Standard"><text:s text:c="6"/>} else {</text:p>
      <text:p text:style-name="Standard"><text:s text:c="8"/>Alert.alert('Error', res.data.message);</text:p>
      <text:p text:style-name="Standard"><text:s text:c="6"/>}</text:p>
      <text:p text:style-name="Standard"><text:s text:c="4"/>} catch (err) {</text:p>
      <text:p text:style-name="Standard"><text:s text:c="6"/>console.error(err);</text:p>
      <text:p text:style-name="Standard"><text:s text:c="6"/>Alert.alert('Error', 'Something went wrong');</text:p>
      <text:p text:style-name="Standard"><text:s text:c="4"/>} finally {</text:p>
      <text:p text:style-name="Standard"><text:s text:c="6"/>setLoading(false);</text:p>
      <text:p text:style-name="Standard"><text:s text:c="4"/>}</text:p>
      <text:p text:style-name="Standard"><text:s text:c="2"/>};</text:p>
      <text:p text:style-name="Standard"/>
      <text:p text:style-name="Standard"><text:s text:c="2"/>const onRefresh = async () =&gt; {</text:p>
      <text:p text:style-name="Standard"><text:s text:c="4"/>setRefreshing(true);</text:p>
      <text:p text:style-name="Standard"><text:s text:c="4"/>await fetchData();</text:p>
      <text:p text:style-name="Standard"><text:s text:c="4"/>setRefreshing(false);</text:p>
      <text:p text:style-name="Standard"><text:s text:c="2"/>};</text:p>
      <text:p text:style-name="Standard"/>
      <text:p text:style-name="Standard"><text:s text:c="2"/>if (loading) {</text:p>
      <text:p text:style-name="Standard"><text:s text:c="4"/>return (</text:p>
      <text:p text:style-name="Standard"><text:soft-page-break/><text:s text:c="6"/>&lt;SafeAreaView style={styles.centered}&gt;</text:p>
      <text:p text:style-name="Standard"><text:s text:c="8"/>&lt;ActivityIndicator size="large" color={COLORS.primary || '#2563eb'} /&gt;</text:p>
      <text:p text:style-name="Standard"><text:s text:c="6"/>&lt;/SafeAreaView&gt;</text:p>
      <text:p text:style-name="Standard"><text:s text:c="4"/>);</text:p>
      <text:p text:style-name="Standard"><text:s text:c="2"/>}</text:p>
      <text:p text:style-name="Standard"/>
      <text:p text:style-name="Standard"><text:s text:c="2"/>return (</text:p>
      <text:p text:style-name="Standard"><text:s text:c="4"/>&lt;SafeAreaView style={styles.container}&gt;</text:p>
      <text:p text:style-name="Standard"><text:s text:c="6"/>&lt;ScrollView</text:p>
      <text:p text:style-name="Standard"><text:s text:c="8"/>contentContainerStyle={styles.content}</text:p>
      <text:p text:style-name="Standard"><text:s text:c="8"/>refreshControl={&lt;RefreshControl refreshing={refreshing} onRefresh={onRefresh} /&gt;}</text:p>
      <text:p text:style-name="Standard"><text:s text:c="6"/>&gt;</text:p>
      <text:p text:style-name="Standard"><text:s text:c="8"/>&lt;Text style={styles.heading}&gt;Screen Title&lt;/Text&gt;</text:p>
      <text:p text:style-name="Standard"/>
      <text:p text:style-name="Standard"><text:s text:c="8"/>{/* Your screen content here */}</text:p>
      <text:p text:style-name="Standard"><text:s text:c="8"/>&lt;Text style={styles.body}&gt;Data: {JSON.stringify(data)}&lt;/Text&gt;</text:p>
      <text:p text:style-name="Standard"><text:s text:c="6"/>&lt;/ScrollView&gt;</text:p>
      <text:p text:style-name="Standard"><text:s text:c="4"/>&lt;/SafeAreaView&gt;</text:p>
      <text:p text:style-name="Standard"><text:s text:c="2"/>);</text:p>
      <text:p text:style-name="Standard">};</text:p>
      <text:p text:style-name="Standard"/>
      <text:p text:style-name="Standard">export default ScreenName;</text:p>
      <text:p text:style-name="Standard"/>
      <text:p text:style-name="Standard">const styles = StyleSheet.create({</text:p>
      <text:p text:style-name="Standard"><text:s text:c="2"/>container: {</text:p>
      <text:p text:style-name="Standard"><text:s text:c="4"/>flex: 1,</text:p>
      <text:p text:style-name="Standard"><text:s text:c="4"/>backgroundColor: '#f8fafc',</text:p>
      <text:p text:style-name="Standard"><text:s text:c="2"/>},</text:p>
      <text:p text:style-name="Standard"><text:s text:c="2"/>content: {</text:p>
      <text:p text:style-name="Standard"><text:s text:c="4"/>padding: 16,</text:p>
      <text:p text:style-name="Standard"><text:s text:c="2"/>},</text:p>
      <text:p text:style-name="Standard"><text:s text:c="2"/>centered: {</text:p>
      <text:p text:style-name="Standard"><text:s text:c="4"/>flex: 1,</text:p>
      <text:p text:style-name="Standard"><text:s text:c="4"/>justifyContent: 'center',</text:p>
      <text:p text:style-name="Standard"><text:s text:c="4"/>alignItems: 'center',</text:p>
      <text:p text:style-name="Standard"><text:s text:c="2"/>},</text:p>
      <text:p text:style-name="Standard"><text:s text:c="2"/>heading: {</text:p>
      <text:p text:style-name="Standard"><text:s text:c="4"/>fontSize: 22,</text:p>
      <text:p text:style-name="Standard"><text:s text:c="4"/>fontWeight: 'bold',</text:p>
      <text:p text:style-name="Standard"><text:s text:c="4"/>color: '#1e293b',</text:p>
      <text:p text:style-name="Standard"><text:s text:c="4"/>marginBottom: 12,</text:p>
      <text:p text:style-name="Standard"><text:s text:c="2"/>},</text:p>
      <text:p text:style-name="Standard"><text:s text:c="2"/>body: {</text:p>
      <text:p text:style-name="Standard"><text:s text:c="4"/>fontSize: 16,</text:p>
      <text:p text:style-name="Standard"><text:s text:c="4"/>color: '#475569',</text:p>
      <text:p text:style-name="Standard"><text:s text:c="2"/>},</text:p>
      <text:p text:style-name="Standard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4:10:53.862080738</meta:creation-date>
    <dc:date>2025-06-05T14:11:11.794163286</dc:date>
    <meta:editing-duration>PT19S</meta:editing-duration>
    <meta:editing-cycles>1</meta:editing-cycles>
    <meta:document-statistic meta:table-count="0" meta:image-count="0" meta:object-count="0" meta:page-count="2" meta:paragraph-count="90" meta:word-count="243" meta:character-count="2354" meta:non-whitespace-character-count="1899"/>
    <meta:generator>LibreOffice/7.3.7.2$Linux_X86_64 LibreOffice_project/30$Build-2</meta:generator>
  </office:meta>
</office:document-meta>
</file>